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7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4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37"/>
    <style:style style:name="ce9" style:family="table-cell" style:parent-style-name="Default" style:data-style-name="N115"/>
    <style:style style:name="ce10" style:family="table-cell" style:parent-style-name="Default" style:data-style-name="N115">
      <style:table-cell-properties fo:border-bottom="0.002cm solid #000000" style:diagonal-bl-tr="none" style:diagonal-tl-br="none" fo:border-left="none" fo:border-right="none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15">
      <style:table-cell-properties style:diagonal-bl-tr="none" style:diagonal-tl-br="none" fo:background-color="transparent" fo:border="0.002cm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0.002cm solid #000000"/>
    </style:style>
    <style:style style:name="ce13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15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5" style:family="table-cell" style:parent-style-name="Default" style:data-style-name="N115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>
            <text:p>28dC ambient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 office:value-type="string">
            <text:p>Port 6.2</text:p>
          </table:table-cell>
          <table:table-cell table:style-name="ce4"/>
          <table:table-cell table:style-name="ce6" table:number-columns-repeated="3"/>
          <table:table-cell table:style-name="ce12"/>
        </table:table-row>
        <table:table-row table:style-name="ro1">
          <table:table-cell table:style-name="ce2"/>
          <table:table-cell table:style-name="ce5" office:value-type="string">
            <text:p>vin</text:p>
          </table:table-cell>
          <table:table-cell table:style-name="ce5" office:value-type="string">
            <text:p>vsense</text:p>
          </table:table-cell>
          <table:table-cell table:style-name="ce5" office:value-type="string">
            <text:p>adc</text:p>
          </table:table-cell>
          <table:table-cell table:style-name="ce5" office:value-type="string">
            <text:p>vref</text:p>
          </table:table-cell>
          <table:table-cell table:style-name="ce13" office:value-type="string">
            <text:p>(vin/vsense)*100/1023</text:p>
          </table:table-cell>
        </table:table-row>
        <table:table-row table:style-name="ro1">
          <table:table-cell/>
          <table:table-cell office:value-type="float" office:value="3.435">
            <text:p>3.435</text:p>
          </table:table-cell>
          <table:table-cell office:value-type="float" office:value="0.363">
            <text:p>0.363</text:p>
          </table:table-cell>
          <table:table-cell office:value-type="float" office:value="192">
            <text:p>192</text:p>
          </table:table-cell>
          <table:table-cell table:formula="of:=[.C6]*1023/[.D6]" office:value-type="float" office:value="1.934109375">
            <text:p>1.9341</text:p>
          </table:table-cell>
          <table:table-cell table:formula="of:=(100/1023)*([.B6]/[.C6])" office:value-type="float" office:value="0.925005857023985">
            <text:p>0.9250</text:p>
          </table:table-cell>
        </table:table-row>
        <table:table-row table:style-name="ro1">
          <table:table-cell/>
          <table:table-cell office:value-type="float" office:value="4.03">
            <text:p>4.03</text:p>
          </table:table-cell>
          <table:table-cell office:value-type="float" office:value="0.427">
            <text:p>0.427</text:p>
          </table:table-cell>
          <table:table-cell office:value-type="float" office:value="226">
            <text:p>226</text:p>
          </table:table-cell>
          <table:table-cell table:formula="of:=[.C7]*1023/[.D7]" office:value-type="float" office:value="1.93283628318584">
            <text:p>1.9328</text:p>
          </table:table-cell>
          <table:table-cell table:formula="of:=(100/1023)*([.B7]/[.C7])" office:value-type="float" office:value="0.922574693066496">
            <text:p>0.9226</text:p>
          </table:table-cell>
        </table:table-row>
        <table:table-row table:style-name="ro1">
          <table:table-cell/>
          <table:table-cell office:value-type="float" office:value="5.016">
            <text:p>5.016</text:p>
          </table:table-cell>
          <table:table-cell office:value-type="float" office:value="0.53">
            <text:p>0.53</text:p>
          </table:table-cell>
          <table:table-cell office:value-type="float" office:value="280">
            <text:p>280</text:p>
          </table:table-cell>
          <table:table-cell table:formula="of:=[.C8]*1023/[.D8]" office:value-type="float" office:value="1.93639285714286">
            <text:p>1.9364</text:p>
          </table:table-cell>
          <table:table-cell table:formula="of:=(100/1023)*([.B8]/[.C8])" office:value-type="float" office:value="0.925136944613512">
            <text:p>0.9251</text:p>
          </table:table-cell>
        </table:table-row>
        <table:table-row table:style-name="ro1">
          <table:table-cell/>
          <table:table-cell office:value-type="float" office:value="6.06">
            <text:p>6.06</text:p>
          </table:table-cell>
          <table:table-cell office:value-type="float" office:value="0.641">
            <text:p>0.641</text:p>
          </table:table-cell>
          <table:table-cell office:value-type="float" office:value="340">
            <text:p>340</text:p>
          </table:table-cell>
          <table:table-cell table:formula="of:=[.C9]*1023/[.D9]" office:value-type="float" office:value="1.92865588235294">
            <text:p>1.9287</text:p>
          </table:table-cell>
          <table:table-cell table:formula="of:=(100/1023)*([.B9]/[.C9])" office:value-type="float" office:value="0.924142537549009">
            <text:p>0.9241</text:p>
          </table:table-cell>
        </table:table-row>
        <table:table-row table:style-name="ro1">
          <table:table-cell/>
          <table:table-cell office:value-type="float" office:value="7.003">
            <text:p>7.003</text:p>
          </table:table-cell>
          <table:table-cell office:value-type="float" office:value="0.74">
            <text:p>0.74</text:p>
          </table:table-cell>
          <table:table-cell office:value-type="float" office:value="392">
            <text:p>392</text:p>
          </table:table-cell>
          <table:table-cell table:formula="of:=[.C10]*1023/[.D10]" office:value-type="float" office:value="1.93117346938776">
            <text:p>1.9312</text:p>
          </table:table-cell>
          <table:table-cell table:formula="of:=(100/1023)*([.B10]/[.C10])" office:value-type="float" office:value="0.925074634752054">
            <text:p>0.925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846">
            <text:p>0.846</text:p>
          </table:table-cell>
          <table:table-cell office:value-type="float" office:value="447">
            <text:p>447</text:p>
          </table:table-cell>
          <table:table-cell table:formula="of:=[.C11]*1023/[.D11]" office:value-type="float" office:value="1.93614765100671">
            <text:p>1.9361</text:p>
          </table:table-cell>
          <table:table-cell table:formula="of:=(100/1023)*([.B11]/[.C11])" office:value-type="float" office:value="0.924366058202709">
            <text:p>0.9244</text:p>
          </table:table-cell>
        </table:table-row>
        <table:table-row table:style-name="ro1">
          <table:table-cell/>
          <table:table-cell office:value-type="float" office:value="9.04">
            <text:p>9.04</text:p>
          </table:table-cell>
          <table:table-cell office:value-type="float" office:value="0.956">
            <text:p>0.956</text:p>
          </table:table-cell>
          <table:table-cell office:value-type="float" office:value="506">
            <text:p>506</text:p>
          </table:table-cell>
          <table:table-cell table:formula="of:=[.C12]*1023/[.D12]" office:value-type="float" office:value="1.93278260869565">
            <text:p>1.9328</text:p>
          </table:table-cell>
          <table:table-cell table:formula="of:=(100/1023)*([.B12]/[.C12])" office:value-type="float" office:value="0.924346720000654">
            <text:p>0.9243</text:p>
          </table:table-cell>
        </table:table-row>
        <table:table-row table:style-name="ro1">
          <table:table-cell/>
          <table:table-cell office:value-type="float" office:value="10.05">
            <text:p>10.05</text:p>
          </table:table-cell>
          <table:table-cell office:value-type="float" office:value="1.063">
            <text:p>1.063</text:p>
          </table:table-cell>
          <table:table-cell office:value-type="float" office:value="563">
            <text:p>563</text:p>
          </table:table-cell>
          <table:table-cell table:formula="of:=[.C13]*1023/[.D13]" office:value-type="float" office:value="1.93152575488455">
            <text:p>1.9315</text:p>
          </table:table-cell>
          <table:table-cell table:formula="of:=(100/1023)*([.B13]/[.C13])" office:value-type="float" office:value="0.924181271949305">
            <text:p>0.9242</text:p>
          </table:table-cell>
        </table:table-row>
        <table:table-row table:style-name="ro1">
          <table:table-cell/>
          <table:table-cell office:value-type="float" office:value="11.04">
            <text:p>11.04</text:p>
          </table:table-cell>
          <table:table-cell office:value-type="float" office:value="1.168">
            <text:p>1.168</text:p>
          </table:table-cell>
          <table:table-cell office:value-type="float" office:value="618">
            <text:p>618</text:p>
          </table:table-cell>
          <table:table-cell table:formula="of:=[.C14]*1023/[.D14]" office:value-type="float" office:value="1.93343689320388">
            <text:p>1.9334</text:p>
          </table:table-cell>
          <table:table-cell table:formula="of:=(100/1023)*([.B14]/[.C14])" office:value-type="float" office:value="0.923954525368577">
            <text:p>0.9240</text:p>
          </table:table-cell>
        </table:table-row>
        <table:table-row table:style-name="ro1">
          <table:table-cell/>
          <table:table-cell office:value-type="float" office:value="12.1">
            <text:p>12.1</text:p>
          </table:table-cell>
          <table:table-cell office:value-type="float" office:value="1.281">
            <text:p>1.281</text:p>
          </table:table-cell>
          <table:table-cell office:value-type="float" office:value="677">
            <text:p>677</text:p>
          </table:table-cell>
          <table:table-cell table:formula="of:=[.C15]*1023/[.D15]" office:value-type="float" office:value="1.93569128508124">
            <text:p>1.9357</text:p>
          </table:table-cell>
          <table:table-cell table:formula="of:=(100/1023)*([.B15]/[.C15])" office:value-type="float" office:value="0.923337782142647">
            <text:p>0.9233</text:p>
          </table:table-cell>
        </table:table-row>
        <table:table-row table:style-name="ro1">
          <table:table-cell/>
          <table:table-cell office:value-type="float" office:value="13.05">
            <text:p>13.05</text:p>
          </table:table-cell>
          <table:table-cell office:value-type="float" office:value="1.3809">
            <text:p>1.3809</text:p>
          </table:table-cell>
          <table:table-cell office:value-type="float" office:value="730">
            <text:p>730</text:p>
          </table:table-cell>
          <table:table-cell table:formula="of:=[.C16]*1023/[.D16]" office:value-type="float" office:value="1.93515164383562">
            <text:p>1.9352</text:p>
          </table:table-cell>
          <table:table-cell table:formula="of:=(100/1023)*([.B16]/[.C16])" office:value-type="float" office:value="0.92378870595041">
            <text:p>0.9238</text:p>
          </table:table-cell>
        </table:table-row>
        <table:table-row table:style-name="ro1">
          <table:table-cell/>
          <table:table-cell office:value-type="float" office:value="14.04">
            <text:p>14.04</text:p>
          </table:table-cell>
          <table:table-cell office:value-type="float" office:value="1.4853">
            <text:p>1.4853</text:p>
          </table:table-cell>
          <table:table-cell office:value-type="float" office:value="786">
            <text:p>786</text:p>
          </table:table-cell>
          <table:table-cell table:formula="of:=[.C17]*1023/[.D17]" office:value-type="float" office:value="1.93315763358779">
            <text:p>1.9332</text:p>
          </table:table-cell>
          <table:table-cell table:formula="of:=(100/1023)*([.B17]/[.C17])" office:value-type="float" office:value="0.924011322692592">
            <text:p>0.9240</text:p>
          </table:table-cell>
        </table:table-row>
        <table:table-row table:style-name="ro1">
          <table:table-cell table:style-name="ce1" office:value-type="string">
            <text:p>mean values</text:p>
          </table:table-cell>
          <table:table-cell table:style-name="ce6" table:number-columns-repeated="3"/>
          <table:table-cell table:style-name="ce10" table:formula="of:=SUM([.E6:.E17])/12" office:value-type="float" office:value="1.93342177811374">
            <text:p>1.9334</text:p>
          </table:table-cell>
          <table:table-cell table:style-name="ce15" table:formula="of:=SUM([.F6:.F17])/12" office:value-type="float" office:value="0.924160087775996">
            <text:p>0.9242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VREF_2_0_6_2</text:p>
          </table:table-cell>
          <table:table-cell table:style-name="ce11" table:formula="of:=[.E18]" office:value-type="float" office:value="1.93342177811374">
            <text:p>1.9334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7" office:value-type="string">
            <text:p>DIV_RAW</text:p>
          </table:table-cell>
          <table:table-cell table:style-name="ce11" table:formula="of:=[.F18]" office:value-type="float" office:value="0.924160087775996">
            <text:p>0.9242</text:p>
          </table:table-cell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2"/>
          <table:table-cell table:style-name="ce8"/>
          <table:table-cell table:style-name="Default" table:number-columns-repeated="2"/>
        </table:table-row>
      </table:table>
      <table:table table:name="Sheet2" table:style-name="ta2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23:Sheet1.D23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4" number:min-integer-digits="1"/>
    </number:number-style>
    <number:number-style style:name="N116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22/07/2014</text:date>, <text:time>11:0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22:08:53</meta:creation-date>
    <dc:date>2014-07-22T11:09:39</dc:date>
    <meta:editing-cycles>15</meta:editing-cycles>
    <meta:editing-duration>PT11H13M48S</meta:editing-duration>
    <meta:generator>OpenOffice/4.0.1$Linux OpenOffice.org_project/401m5$Build-9714</meta:generator>
    <meta:document-statistic meta:table-count="3" meta:cell-count="74" meta:object-count="0"/>
  </office:meta>
</office:document-meta>
</file>